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style:text-underline-style="solid" style:text-underline-width="auto" style:text-underline-color="font-color" fo:font-weight="bold" style:font-weight-asian="bold"/>
    </style:style>
    <style:style style:name="P3" style:family="paragraph" style:parent-style-name="Standard">
      <style:text-properties fo:language="fr" fo:country="FR" fo:font-weight="normal" style:font-weight-asian="normal" style:font-weight-complex="normal"/>
    </style:style>
    <style:style style:name="P4" style:family="paragraph" style:parent-style-name="Standard">
      <style:text-properties officeooo:paragraph-rsid="001257fd"/>
    </style:style>
    <style:style style:name="P5" style:family="paragraph" style:parent-style-name="Standard">
      <style:text-properties officeooo:paragraph-rsid="00148a4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normal" officeooo:paragraph-rsid="001257fd" style:font-weight-asian="normal" style:font-weight-complex="normal"/>
    </style:style>
    <style:style style:name="P8" style:family="paragraph" style:parent-style-name="Standard">
      <style:text-properties fo:font-weight="normal" officeooo:paragraph-rsid="00148a4d" style:font-weight-asian="normal" style:font-weight-complex="normal"/>
    </style:style>
    <style:style style:name="P9" style:family="paragraph" style:parent-style-name="Standard">
      <style:text-properties officeooo:paragraph-rsid="0016198a"/>
    </style:style>
    <style:style style:name="P10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a"/>
      <style:text-properties fo:language="fr" fo:country="FR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List_20_Paragraph" style:list-style-name="WWNum1"/>
    <style:style style:name="P13" style:family="paragraph" style:parent-style-name="List_20_Paragraph" style:list-style-name="WWNum1">
      <style:text-properties officeooo:paragraph-rsid="001257fd"/>
    </style:style>
    <style:style style:name="P14" style:family="paragraph" style:parent-style-name="List_20_Paragraph" style:list-style-name="WWNum1">
      <style:text-properties officeooo:paragraph-rsid="0016198a"/>
    </style:style>
    <style:style style:name="P15" style:family="paragraph" style:parent-style-name="List_20_Paragraph" style:list-style-name="WWNum2">
      <style:text-properties officeooo:paragraph-rsid="001257fd"/>
    </style:style>
    <style:style style:name="P16" style:family="paragraph" style:parent-style-name="List_20_Paragraph" style:list-style-name="WWNum2">
      <style:text-properties officeooo:paragraph-rsid="0016198a"/>
    </style:style>
    <style:style style:name="P17" style:family="paragraph" style:parent-style-name="List_20_Paragraph" style:list-style-name="WWNum3"/>
    <style:style style:name="P18" style:family="paragraph" style:parent-style-name="List_20_Paragraph" style:list-style-name="WWNum3">
      <style:text-properties officeooo:paragraph-rsid="00148a4d"/>
    </style:style>
    <style:style style:name="P19" style:family="paragraph" style:parent-style-name="List_20_Paragraph" style:list-style-name="WWNum3">
      <style:text-properties officeooo:paragraph-rsid="0016198a"/>
    </style:style>
    <style:style style:name="P20" style:family="paragraph" style:parent-style-name="List_20_Paragraph" style:list-style-name="WWNum1">
      <style:text-properties officeooo:rsid="0010d102" officeooo:paragraph-rsid="0010d102"/>
    </style:style>
    <style:style style:name="P21" style:family="paragraph" style:parent-style-name="List_20_Paragraph" style:list-style-name="WWNum2">
      <style:text-properties officeooo:rsid="0010d102" officeooo:paragraph-rsid="001257fd"/>
    </style:style>
    <style:style style:name="P22" style:family="paragraph" style:parent-style-name="List_20_Paragraph" style:list-style-name="WWNum3">
      <style:text-properties officeooo:rsid="0010d102" officeooo:paragraph-rsid="00148a4d"/>
    </style:style>
    <style:style style:name="P23" style:family="paragraph" style:parent-style-name="List_20_Paragraph" style:list-style-name="WWNum1">
      <style:text-properties officeooo:rsid="001257fd" officeooo:paragraph-rsid="001257fd"/>
    </style:style>
    <style:style style:name="P24" style:family="paragraph" style:parent-style-name="List_20_Paragraph" style:list-style-name="WWNum2">
      <style:text-properties officeooo:rsid="001257fd" officeooo:paragraph-rsid="001257fd"/>
    </style:style>
    <style:style style:name="P25" style:family="paragraph" style:parent-style-name="List_20_Paragraph" style:list-style-name="WWNum3">
      <style:text-properties officeooo:rsid="001257fd" officeooo:paragraph-rsid="00148a4d"/>
    </style:style>
    <style:style style:name="P26" style:family="paragraph" style:parent-style-name="List_20_Paragraph" style:list-style-name="WWNum2">
      <style:text-properties fo:font-weight="normal" officeooo:rsid="00148a4d" officeooo:paragraph-rsid="00148a4d" style:font-weight-asian="normal" style:font-weight-complex="normal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officeooo:paragraph-rsid="001257fd"/>
    </style:style>
    <style:style style:name="T1" style:family="text">
      <style:text-properties fo:language="fr" fo:country="FR"/>
    </style:style>
    <style:style style:name="T2" style:family="text">
      <style:text-properties fo:language="fr" fo:country="FR" style:text-underline-style="solid" style:text-underline-width="auto" style:text-underline-color="font-color" fo:font-weight="bold" style:font-weight-asian="bold"/>
    </style:style>
    <style:style style:name="T3" style:family="text">
      <style:text-properties fo:language="fr" fo:country="FR" fo:font-weight="bold" style:font-weight-asian="bold"/>
    </style:style>
    <style:style style:name="T4" style:family="text">
      <style:text-properties fo:language="fr" fo:country="FR" fo:font-weight="bold" officeooo:rsid="0010d102" style:font-weight-asian="bold"/>
    </style:style>
    <style:style style:name="T5" style:family="text">
      <style:text-properties fo:language="fr" fo:country="FR" fo:font-weight="bold" officeooo:rsid="001257fd" style:font-weight-asian="bold"/>
    </style:style>
    <style:style style:name="T6" style:family="text">
      <style:text-properties fo:language="fr" fo:country="FR" fo:font-weight="bold" officeooo:rsid="00148a4d" style:font-weight-asian="bold"/>
    </style:style>
    <style:style style:name="T7" style:family="text">
      <style:text-properties fo:language="fr" fo:country="FR" fo:font-weight="bold" style:font-weight-asian="bold" style:font-weight-complex="bold"/>
    </style:style>
    <style:style style:name="T8" style:family="text">
      <style:text-properties fo:language="fr" fo:country="FR" fo:font-weight="bold" officeooo:rsid="001257fd" style:font-weight-asian="bold" style:font-weight-complex="bold"/>
    </style:style>
    <style:style style:name="T9" style:family="text">
      <style:text-properties fo:language="fr" fo:country="FR" fo:font-weight="bold" officeooo:rsid="0010d102" style:font-weight-asian="bold" style:font-weight-complex="bold"/>
    </style:style>
    <style:style style:name="T10" style:family="text">
      <style:text-properties fo:language="fr" fo:country="FR" fo:font-weight="bold" officeooo:rsid="00148a4d" style:font-weight-asian="bold" style:font-weight-complex="bold"/>
    </style:style>
    <style:style style:name="T11" style:family="text">
      <style:text-properties fo:language="fr" fo:country="FR" fo:font-weight="bold" officeooo:rsid="0016198a" style:font-weight-asian="bold" style:font-weight-complex="bold"/>
    </style:style>
    <style:style style:name="T12" style:family="text">
      <style:text-properties fo:language="fr" fo:country="FR" fo:font-weight="bold" officeooo:rsid="0016198a" style:font-weight-asian="bold"/>
    </style:style>
    <style:style style:name="T13" style:family="text">
      <style:text-properties fo:language="fr" fo:country="FR" officeooo:rsid="0010d102"/>
    </style:style>
    <style:style style:name="T14" style:family="text">
      <style:text-properties fo:language="fr" fo:country="FR" officeooo:rsid="001257fd"/>
    </style:style>
    <style:style style:name="T15" style:family="text">
      <style:text-properties fo:language="fr" fo:country="FR" officeooo:rsid="00148a4d"/>
    </style:style>
    <style:style style:name="T16" style:family="text">
      <style:text-properties fo:language="fr" fo:country="FR" fo:font-weight="normal" style:font-weight-asian="normal" style:font-weight-complex="normal"/>
    </style:style>
    <style:style style:name="T17" style:family="text">
      <style:text-properties fo:language="fr" fo:country="FR" fo:font-weight="normal" officeooo:rsid="001257fd" style:font-weight-asian="normal" style:font-weight-complex="normal"/>
    </style:style>
    <style:style style:name="T18" style:family="text">
      <style:text-properties fo:language="fr" fo:country="FR" fo:font-weight="normal" officeooo:rsid="0010d102" style:font-weight-asian="normal" style:font-weight-complex="normal"/>
    </style:style>
    <style:style style:name="T19" style:family="text">
      <style:text-properties fo:language="fr" fo:country="FR" fo:font-weight="normal" officeooo:rsid="00148a4d" style:font-weight-asian="normal" style:font-weight-complex="normal"/>
    </style:style>
    <style:style style:name="T20" style:family="text">
      <style:text-properties fo:language="fr" fo:country="FR" fo:font-weight="normal" officeooo:rsid="0016198a" style:font-weight-asian="normal" style:font-weight-complex="normal"/>
    </style:style>
    <style:style style:name="T21" style:family="text">
      <style:text-properties fo:language="fr" fo:country="FR" officeooo:rsid="0016198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Test de validation :</text:span></text:p>
      <text:p text:style-name="P2"/>
      <text:p text:style-name="Standard"><text:span text:style-name="T3">Titre : </text:span><text:span text:style-name="T1">ajout réussit d’une </text:span><text:span text:style-name="T13">question</text:span><text:span text:style-name="T1"> dans ecours </text:span></text:p>
      <text:p text:style-name="P1"/>
      <text:p text:style-name="Standard"><text:span text:style-name="T3">Contexte : </text:span><text:span text:style-name="T1">L’enseignant est authentifié et décide d’ajouter </text:span><text:span text:style-name="T13">une question</text:span><text:span text:style-name="T1"> </text:span><text:span text:style-name="T9">quelle est la première étape dans la phase d'analyse ?</text:span><text:span text:style-name="T1"> non existante précédemment </text:span></text:p>
      <text:p text:style-name="P1"/>
      <text:p text:style-name="P4"><text:span text:style-name="T3">Entrée : </text:span><text:span text:style-name="T16"><text:s/></text:span><text:span text:style-name="T19">ingénierie</text:span><text:span text:style-name="T18"> logiciel , </text:span><text:span text:style-name="T17">Analyse , </text:span><text:span text:style-name="T18">quelle est la première étape dans la phase d'analyse ? , </text:span><text:span text:style-name="T17">diagramme de use case , diagramme de </text:span><text:span text:style-name="T19">séquence</text:span></text:p>
      <text:p text:style-name="P1"/>
      <text:p text:style-name="Standard"><text:span text:style-name="T3">Scenario: </text:span></text:p>
      <text:list xml:id="list370387055618016361" text:style-name="WWNum1">
        <text:list-item>
          <text:p text:style-name="P12"><text:span text:style-name="T1">L’enseignant choisi</text:span><text:span text:style-name="T15">t</text:span><text:span text:style-name="T1"> d’ajouter une q</text:span><text:span text:style-name="T13">uestion</text:span></text:p>
        </text:list-item>
        <text:list-item>
          <text:p text:style-name="P20"><text:span text:style-name="T1">il choisie l'UE </text:span><text:span text:style-name="T15">ingénierie</text:span><text:span text:style-name="T1"> logiciel </text:span></text:p>
        </text:list-item>
        <text:list-item>
          <text:p text:style-name="P23"><text:span text:style-name="T1">il choisit le chapitre Analyse</text:span></text:p>
        </text:list-item>
        <text:list-item>
          <text:p text:style-name="P13"><text:span text:style-name="T1">Il entre </text:span><text:span text:style-name="T14">comme question</text:span><text:span text:style-name="T17"> </text:span><text:span text:style-name="T18">quelle est la première étape dans la phase d'analyse ?</text:span></text:p>
        </text:list-item>
        <text:list-item>
          <text:p text:style-name="P14"><text:span text:style-name="T1">Il </text:span><text:span text:style-name="T14">saisit diagramme de use case , diagramme de </text:span><text:span text:style-name="T15">séquence</text:span><text:span text:style-name="T14"> comme </text:span><text:span text:style-name="T15">éléments</text:span><text:span text:style-name="T14"> de </text:span><text:span text:style-name="T15">réponse</text:span><text:span text:style-name="T14"> </text:span><text:span text:style-name="T1"><text:s/></text:span></text:p>
        </text:list-item>
        <text:list-item>
          <text:p text:style-name="P14"><text:span text:style-name="T20">il valide</text:span><text:span text:style-name="T3"><text:line-break/></text:span></text:p>
        </text:list-item>
      </text:list>
      <text:p text:style-name="P4"><text:span text:style-name="T3">Résultat attendu : </text:span><text:span text:style-name="T1">l</text:span><text:span text:style-name="T14">a question</text:span><text:span text:style-name="T17"> </text:span><text:span text:style-name="T18">quelle est la première étape dans la phase d'analyse ? </text:span><text:span text:style-name="T16">est ajoutée à</text:span><text:bookmark text:name="_GoBack"/><text:span text:style-name="T16"> la liste des </text:span><text:span text:style-name="T17">questions de l'UE </text:span><text:span text:style-name="T19">ingénierie</text:span><text:span text:style-name="T17"> logiciel</text:span></text:p>
      <text:p text:style-name="P6"><text:span text:style-name="T1">Le système affiche un message de confirmation de l’ajout de l</text:span><text:span text:style-name="T14">a question</text:span></text:p>
      <text:p text:style-name="P3"/>
      <text:p text:style-name="Standard"><text:span text:style-name="T3">Moyen de Vérification :</text:span><text:span text:style-name="T16"> visuel pour la confirmation </text:span></text:p>
      <text:p text:style-name="P7"><text:span text:style-name="T1">Pour se rassurer que l’ajout s’est bien déroulé On peut essayer de vérifier l’existence de </text:span><text:span text:style-name="T14">la question </text:span><text:span text:style-name="T13">quelle est la première étape dans la phase d'analyse ?</text:span><text:span text:style-name="T1"> <text:s text:c="3"/></text:span></text:p>
      <text:p text:style-name="P1"/>
      <text:p text:style-name="P1"/>
      <text:p text:style-name="P10"/>
      <text:p text:style-name="P1"/>
      <text:p text:style-name="Standard"><text:span text:style-name="T3">Titre : </text:span><text:span text:style-name="T1">modification réussit d’une </text:span><text:span text:style-name="T14">question</text:span><text:span text:style-name="T1"> dans ecours </text:span></text:p>
      <text:p text:style-name="P1"/>
      <text:p text:style-name="P4"><text:span text:style-name="T3">Contexte : </text:span><text:span text:style-name="T16"><text:s/>L’enseignant est authentifié et décide </text:span><text:span text:style-name="T17">de modifier la</text:span><text:span text:style-name="T18"> question</text:span><text:span text:style-name="T16"> </text:span><text:span text:style-name="T9">quelle est la première étape dans la phase d'analyse ?</text:span><text:span text:style-name="T16"> </text:span><text:span text:style-name="T19">déjà</text:span><text:span text:style-name="T16"> existante </text:span><text:span text:style-name="T17">par </text:span><text:span text:style-name="T8">a quelle question </text:span><text:span text:style-name="T10">répond</text:span><text:span text:style-name="T8"> l'analyse ?</text:span><text:span text:style-name="T7"> <text:s/></text:span></text:p>
      <text:p text:style-name="P1"/>
      <text:p text:style-name="P4"><text:span text:style-name="T3">Entrée : </text:span><text:span text:style-name="T18">quelle est la première étape dans la phase d'analyse ?</text:span><text:span text:style-name="T16"> ,</text:span></text:p>
      <text:p text:style-name="P7"><text:span text:style-name="T14">quelle question </text:span><text:span text:style-name="T15">répond</text:span><text:span text:style-name="T14"> l'analyse ?</text:span><text:span text:style-name="T1"> <text:s/></text:span></text:p>
      <text:p text:style-name="P1"/>
      <text:p text:style-name="Standard"><text:span text:style-name="T3">Scenario: </text:span></text:p>
      <text:list xml:id="list7442581349643494456" text:style-name="WWNum2">
        <text:list-item>
          <text:p text:style-name="P15"><text:span text:style-name="T1">L’enseignant choisie </text:span><text:span text:style-name="T14">de modifier</text:span><text:span text:style-name="T1"> une q</text:span><text:span text:style-name="T13">uestion</text:span></text:p>
        </text:list-item>
        <text:list-item>
          <text:p text:style-name="P21"><text:span text:style-name="T1">il choisie l'UE </text:span><text:span text:style-name="T15">ingénierie</text:span><text:span text:style-name="T1"> logiciel </text:span></text:p>
        </text:list-item>
        <text:list-item>
          <text:p text:style-name="P24"><text:span text:style-name="T1">il choisit le chapitre Analyse</text:span></text:p>
        </text:list-item>
        <text:list-item>
          <text:p text:style-name="P15"><text:span text:style-name="T1">Il </text:span><text:span text:style-name="T14">choisit la question a modifier</text:span><text:span text:style-name="T17"> </text:span><text:span text:style-name="T18">quelle est la première étape dans la phase d'analyse ?</text:span></text:p>
        </text:list-item>
        <text:list-item>
          <text:p text:style-name="P26"><text:soft-page-break/><text:span text:style-name="T13">I</text:span><text:span text:style-name="T1">l saisit la nouvelle question </text:span><text:span text:style-name="T14">a quelle question </text:span><text:span text:style-name="T1">répond</text:span><text:span text:style-name="T14"> l'analyse ?</text:span><text:span text:style-name="T1"> </text:span></text:p>
        </text:list-item>
      </text:list>
      <text:p text:style-name="P27"><text:span text:style-name="T4"/></text:p>
      <text:list xml:id="list171807989144715" text:continue-numbering="true" text:style-name="WWNum2">
        <text:list-item>
          <text:p text:style-name="P16"><text:span text:style-name="T1">Il </text:span><text:span text:style-name="T14">saisit </text:span><text:span text:style-name="T15">QUOI ? </text:span><text:span text:style-name="T14"><text:s/>,</text:span><text:span text:style-name="T15">COMMENT ?</text:span><text:span text:style-name="T14"> comme </text:span><text:span text:style-name="T15">éléments</text:span><text:span text:style-name="T14"> de </text:span><text:span text:style-name="T15">réponse</text:span><text:span text:style-name="T14"> </text:span><text:span text:style-name="T1"><text:s text:c="2"/></text:span></text:p>
        </text:list-item>
        <text:list-item>
          <text:p text:style-name="P16"><text:span text:style-name="T20">il valide</text:span><text:span text:style-name="T3"><text:line-break/></text:span></text:p>
        </text:list-item>
      </text:list>
      <text:p text:style-name="P5"><text:span text:style-name="T3">Résultat attendu :</text:span><text:span text:style-name="T16"> l</text:span><text:span text:style-name="T17">a question </text:span><text:span text:style-name="T18">quelle est la première étape dans la phase d'analyse ? </text:span><text:span text:style-name="T16">est r</text:span><text:span text:style-name="T19">emplacée</text:span><text:span text:style-name="T17"> </text:span><text:span text:style-name="T19">par </text:span><text:span text:style-name="T17">a quelle question </text:span><text:span text:style-name="T19">répond</text:span><text:span text:style-name="T17"> l'analyse ?</text:span><text:span text:style-name="T19"> </text:span></text:p>
      <text:p text:style-name="P8"><text:span text:style-name="T1">Le système affiche un message de confirmation de </text:span><text:span text:style-name="T15">modification</text:span><text:span text:style-name="T1"> de l</text:span><text:span text:style-name="T14">a question</text:span></text:p>
      <text:p text:style-name="P1"/>
      <text:p text:style-name="P5"><text:span text:style-name="T3">Moyen de Vérification : </text:span><text:span text:style-name="T1">visuel pour la confirmation </text:span></text:p>
      <text:p text:style-name="P5"><text:span text:style-name="T1">Mise a jour </text:span><text:span text:style-name="T15">de la</text:span><text:span text:style-name="T1"> </text:span><text:span text:style-name="T15">liste des questions</text:span></text:p>
      <text:p text:style-name="P1"/>
      <text:p text:style-name="P10"/>
      <text:p text:style-name="Standard"><text:span text:style-name="T3">Titre : </text:span><text:span text:style-name="T1">suppression réussit d’une </text:span><text:span text:style-name="T15">question</text:span><text:span text:style-name="T1"> dans ecours </text:span></text:p>
      <text:p text:style-name="P1"/>
      <text:p text:style-name="P5"><text:span text:style-name="T3">Contexte : </text:span><text:span text:style-name="T1">L’enseignant est authentifié et décide de supprimer </text:span><text:span text:style-name="T15">la question </text:span><text:span text:style-name="T1"><text:s/></text:span><text:span text:style-name="T8">a quelle question </text:span><text:span text:style-name="T10">répond</text:span><text:span text:style-name="T8"> l'analyse ?</text:span><text:span text:style-name="T7"> </text:span><text:span text:style-name="T1">déjà existante </text:span></text:p>
      <text:p text:style-name="P1"/>
      <text:p text:style-name="P5"><text:span text:style-name="T3">Entrée : </text:span><text:span text:style-name="T17">a quelle question </text:span><text:span text:style-name="T19">répond</text:span><text:span text:style-name="T17"> l'analyse ?</text:span></text:p>
      <text:p text:style-name="P1"/>
      <text:p text:style-name="Standard"><text:span text:style-name="T3">Scenario: </text:span></text:p>
      <text:list xml:id="list1665992432407723513" text:style-name="WWNum3">
        <text:list-item>
          <text:p text:style-name="P18"><text:span text:style-name="T1">L’enseignant choisie </text:span><text:span text:style-name="T14">de </text:span><text:span text:style-name="T15">supprimer</text:span><text:span text:style-name="T1"> une q</text:span><text:span text:style-name="T13">uestion</text:span></text:p>
        </text:list-item>
        <text:list-item>
          <text:p text:style-name="P22"><text:span text:style-name="T1">il choisie l'UE </text:span><text:span text:style-name="T15">ingénierie</text:span><text:span text:style-name="T1"> logiciel </text:span></text:p>
        </text:list-item>
        <text:list-item>
          <text:p text:style-name="P25"><text:span text:style-name="T1">il choisit le chapitre Analyse</text:span></text:p>
        </text:list-item>
        <text:list-item>
          <text:p text:style-name="P19"><text:span text:style-name="T1">Il </text:span><text:span text:style-name="T14">choisit la question a </text:span><text:span text:style-name="T21">supprimer</text:span><text:span text:style-name="T17"> </text:span><text:span text:style-name="T9">quelle est la première étape dans la phase d'analyse ?</text:span></text:p>
        </text:list-item>
        <text:list-item>
          <text:p text:style-name="P19"><text:span text:style-name="T20">Il valide</text:span><text:span text:style-name="T3"><text:line-break/></text:span></text:p>
        </text:list-item>
      </text:list>
      <text:p text:style-name="P9"><text:span text:style-name="T3">Résultat attendu : </text:span><text:span text:style-name="T20">la question </text:span><text:span text:style-name="T16"><text:s/></text:span><text:span text:style-name="T9">quelle est la première étape dans la phase d'analyse ? </text:span><text:span text:style-name="T1"><text:s/>est supprimé</text:span><text:span text:style-name="T21">e</text:span><text:span text:style-name="T1"> de la liste des </text:span><text:span text:style-name="T21">questions</text:span><text:span text:style-name="T1"> </text:span></text:p>
      <text:p text:style-name="Standard"><text:span text:style-name="T1">Le système affiche un message de confirmation de suppression de l</text:span><text:span text:style-name="T21">a question</text:span></text:p>
      <text:p text:style-name="P1"/>
      <text:p text:style-name="Standard"><text:span text:style-name="T3">Moyen de Vérification : </text:span><text:span text:style-name="T1">visuel pour la confirmation </text:span></text:p>
      <text:p text:style-name="Standard"><text:span text:style-name="T1">Mise a jour des </text:span><text:span text:style-name="T21">questions</text:span></text:p>
      <text:p text:style-name="P9"><text:span text:style-name="T1">Pour se rassurer que la suppression s’est bien déroulée On peut essayer de vérifier l’existence de </text:span><text:span text:style-name="T21">la question</text:span><text:span text:style-name="T1"> </text:span><text:span text:style-name="T9">quelle est la première étape dans la phase d'analyse ?</text:span><text:span text:style-name="T1"> <text:s/></text:span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ick-Alain COUASSI-BLÉ</meta:initial-creator>
    <dc:creator>COUASSI-BLE </dc:creator>
    <meta:editing-cycles>2</meta:editing-cycles>
    <meta:creation-date>2016-10-16T20:52:00</meta:creation-date>
    <dc:date>2016-10-17T17:18:07.262812414</dc:date>
    <meta:editing-duration>PT3M58S</meta:editing-duration>
    <meta:generator>LibreOffice/4.3.3.2$Linux_X86_64 LibreOffice_project/430m0$Build-2</meta:generator>
    <meta:document-statistic meta:table-count="0" meta:image-count="0" meta:object-count="0" meta:page-count="2" meta:paragraph-count="45" meta:word-count="507" meta:character-count="3018" meta:non-whitespace-character-count="253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